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style:font-name="Arial" fo:font-size="12pt" officeooo:rsid="000b9dea" officeooo:paragraph-rsid="000b9dea" style:font-size-asian="12pt" style:font-size-complex="12pt"/>
    </style:style>
    <style:style style:name="T1" style:family="text">
      <style:text-properties officeooo:rsid="000b9dea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58 – </text:span><text:span text:style-name="T2">COMANDO GREP – FILTRAGEM DE STRINGS COM EXPRESSÕES REGULARES – LINUX</text:span></text:h>
      <text:p text:style-name="P3"><text:span text:style-name="T2">Aplicativo que faz buscas no conteúdo de arquivos por strings especificadas por uma expressão regular (regex)</text:span></text:p>
      <text:p text:style-name="P3"><text:span text:style-name="T2">Global Regular Expression Print</text:span></text:p>
      <text:p text:style-name="P3"><text:span text:style-name="T2">Sintaxe:</text:span></text:p>
      <text:p text:style-name="P3"><text:span text:style-name="T2">grep [opções] regex [arquivos]</text:span></text:p>
      <text:p text:style-name="P3"><text:span text:style-name="T2">comando | grep [opções] regex</text:span></text:p>
      <text:p text:style-name="P3"><text:span text:style-name="T2">Opções do grep:</text:span></text:p>
      <text:p text:style-name="P3"><text:span text:style-name="T2">-c <text:tab/><text:tab/>Exibe uma contagem das linhas encontradas</text:span></text:p>
      <text:p text:style-name="P3"><text:span text:style-name="T2">-i <text:tab/><text:tab/>Ignora o caso (maiúsculas e minusculas)</text:span></text:p>
      <text:p text:style-name="P3"><text:span text:style-name="T2">-n <text:tab/><text:tab/>Exibe as linhas encontradas com o respectivo número de linha</text:span></text:p>
      <text:p text:style-name="P3"><text:span text:style-name="T2">-v<text:tab/><text:tab/>Exibe as linhas que NÃO correspondam à regex</text:span></text:p>
      <text:p text:style-name="P3"><text:span text:style-name="T2">-r <text:tab/><text:tab/>Busca recursiva</text:span></text:p>
      <text:p text:style-name="P3"><text:span text:style-name="T2">-E<text:tab/><text:tab/>Interpreta a regex como uma expressão regular estendida (equivale ao egrep)</text:span></text:p>
      <text:p text:style-name="P3"><text:span text:style-name="T2">- - color<text:tab/>Mostrar a saída colorida</text:span></text:p>
      <text:p text:style-name="P3"><text:span text:style-name="T2"/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9:21:12.408771053</meta:creation-date>
    <dc:date>2020-04-27T20:16:44.144174135</dc:date>
    <meta:editing-duration>PT43M21S</meta:editing-duration>
    <meta:editing-cycles>1</meta:editing-cycles>
    <meta:document-statistic meta:table-count="0" meta:image-count="0" meta:object-count="0" meta:page-count="1" meta:paragraph-count="14" meta:word-count="99" meta:character-count="631" meta:non-whitespace-character-count="533"/>
    <meta:generator>LibreOffice/6.3.5.2$Linux_X86_64 LibreOffice_project/30$Build-2</meta:generator>
  </office:meta>
</office:document-meta>
</file>